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Bitstream Vera Sans Mono" svg:font-family="'Bitstream Vera Sans Mono'" style:font-family-generic="modern" style:font-pitch="fixed"/>
    <style:font-face style:name="Linux Libertine" svg:font-family="'Linux Libertine'" style:font-pitch="variable"/>
    <style:font-face style:name="Linux Libertine Display" svg:font-family="'Linux Libertine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Linux Libertine" officeooo:rsid="000b38b3" officeooo:paragraph-rsid="000b38b3"/>
    </style:style>
    <style:style style:name="P2" style:family="paragraph" style:parent-style-name="Standard">
      <style:paragraph-properties fo:text-align="end" style:justify-single-word="false"/>
      <style:text-properties officeooo:paragraph-rsid="000b38b3"/>
    </style:style>
    <style:style style:name="P3" style:family="paragraph" style:parent-style-name="Standard">
      <style:paragraph-properties fo:margin-left="0in" fo:margin-right="0in" fo:margin-top="1in" fo:margin-bottom="1in" loext:contextual-spacing="false" fo:text-indent="0in" style:auto-text-indent="false"/>
      <style:text-properties style:font-name="Linux Libertine" officeooo:rsid="000b38b3" officeooo:paragraph-rsid="000b38b3"/>
    </style:style>
    <style:style style:name="P4" style:family="paragraph" style:parent-style-name="Standard">
      <style:paragraph-properties fo:margin-left="0in" fo:margin-right="0in" fo:margin-top="0in" fo:margin-bottom="0.2in" loext:contextual-spacing="false" fo:text-align="justify" style:justify-single-word="false" fo:text-indent="0in" style:auto-text-indent="false"/>
      <style:text-properties style:font-name="Linux Libertine" officeooo:rsid="00068ce4" officeooo:paragraph-rsid="00068ce4"/>
    </style:style>
    <style:style style:name="P5" style:family="paragraph" style:parent-style-name="Standard">
      <style:paragraph-properties fo:margin-left="0in" fo:margin-right="0in" fo:margin-top="0in" fo:margin-bottom="0.2in" loext:contextual-spacing="false" fo:text-align="justify" style:justify-single-word="false" fo:text-indent="0in" style:auto-text-indent="false"/>
      <style:text-properties style:font-name="Linux Libertine" officeooo:rsid="00068ce4" officeooo:paragraph-rsid="002ca9c8"/>
    </style:style>
    <style:style style:name="P6" style:family="paragraph" style:parent-style-name="Standard">
      <style:paragraph-properties fo:margin-left="0in" fo:margin-right="0in" fo:margin-top="0in" fo:margin-bottom="0.2in" loext:contextual-spacing="false" fo:text-align="justify" style:justify-single-word="false" fo:text-indent="0in" style:auto-text-indent="false"/>
      <style:text-properties style:font-name="Linux Libertine" officeooo:rsid="0008df92" officeooo:paragraph-rsid="0016207e"/>
    </style:style>
    <style:style style:name="P7" style:family="paragraph" style:parent-style-name="Standard">
      <style:paragraph-properties fo:margin-left="0in" fo:margin-right="0in" fo:margin-top="0in" fo:margin-bottom="0.15in" loext:contextual-spacing="false" fo:text-align="justify" style:justify-single-word="false" fo:text-indent="0in" style:auto-text-indent="false"/>
      <style:text-properties style:font-name="Linux Libertine" officeooo:rsid="00068ce4" officeooo:paragraph-rsid="00068ce4"/>
    </style:style>
    <style:style style:name="P8" style:family="paragraph" style:parent-style-name="Standard">
      <style:paragraph-properties fo:margin-left="0in" fo:margin-right="0in" fo:margin-top="0in" fo:margin-bottom="0.15in" loext:contextual-spacing="false" fo:text-align="justify" style:justify-single-word="false" fo:text-indent="0in" style:auto-text-indent="false"/>
      <style:text-properties style:font-name="Linux Libertine" officeooo:rsid="00068ce4" officeooo:paragraph-rsid="002ca9c8"/>
    </style:style>
    <style:style style:name="P9" style:family="paragraph" style:parent-style-name="Standard">
      <style:paragraph-properties fo:margin-left="0in" fo:margin-right="0in" fo:margin-top="0in" fo:margin-bottom="0.15in" loext:contextual-spacing="false" fo:text-align="justify" style:justify-single-word="false" fo:text-indent="0in" style:auto-text-indent="false"/>
      <style:text-properties style:font-name="Linux Libertine" officeooo:rsid="0007857e" officeooo:paragraph-rsid="000d04eb"/>
    </style:style>
    <style:style style:name="P10" style:family="paragraph" style:parent-style-name="Standard">
      <style:paragraph-properties fo:margin-left="0in" fo:margin-right="0in" fo:margin-top="0in" fo:margin-bottom="0.15in" loext:contextual-spacing="false" fo:text-align="justify" style:justify-single-word="false" fo:text-indent="0in" style:auto-text-indent="false"/>
      <style:text-properties style:font-name="Linux Libertine" officeooo:rsid="0007857e" officeooo:paragraph-rsid="002e92f8"/>
    </style:style>
    <style:style style:name="P11" style:family="paragraph" style:parent-style-name="Standard">
      <style:paragraph-properties fo:margin-left="0in" fo:margin-right="0in" fo:margin-top="0in" fo:margin-bottom="0.15in" loext:contextual-spacing="false" fo:text-align="start" style:justify-single-word="false" fo:text-indent="0in" style:auto-text-indent="false"/>
      <style:text-properties style:font-name="Linux Libertine" fo:font-style="normal" officeooo:rsid="00068ce4" officeooo:paragraph-rsid="00068ce4" style:font-style-asian="normal" style:font-style-complex="normal"/>
    </style:style>
    <style:style style:name="P12" style:family="paragraph" style:parent-style-name="Standard">
      <style:paragraph-properties fo:margin-left="0in" fo:margin-right="0in" fo:margin-top="0in" fo:margin-bottom="0.1in" loext:contextual-spacing="false" fo:text-indent="0in" style:auto-text-indent="false"/>
      <style:text-properties style:font-name="Linux Libertine" officeooo:rsid="00068ce4" officeooo:paragraph-rsid="00068ce4"/>
    </style:style>
    <style:style style:name="P13" style:family="paragraph" style:parent-style-name="Standard">
      <style:paragraph-properties fo:margin-left="0in" fo:margin-right="0in" fo:margin-top="0in" fo:margin-bottom="0.1in" loext:contextual-spacing="false" fo:text-align="justify" style:justify-single-word="false" fo:text-indent="0in" style:auto-text-indent="false"/>
      <style:text-properties style:font-name="Linux Libertine" officeooo:rsid="00068ce4" officeooo:paragraph-rsid="00068ce4"/>
    </style:style>
    <style:style style:name="P14" style:family="paragraph" style:parent-style-name="Standard">
      <style:paragraph-properties fo:margin-left="0in" fo:margin-right="0in" fo:margin-top="0in" fo:margin-bottom="0.1in" loext:contextual-spacing="false" fo:text-align="justify" style:justify-single-word="false" fo:text-indent="0in" style:auto-text-indent="false"/>
      <style:text-properties style:font-name="Linux Libertine" style:text-underline-style="solid" style:text-underline-width="auto" style:text-underline-color="font-color" officeooo:rsid="00068ce4" officeooo:paragraph-rsid="00068ce4"/>
    </style:style>
    <style:style style:name="P15" style:family="paragraph" style:parent-style-name="Standard">
      <style:paragraph-properties fo:margin-left="0in" fo:margin-right="0in" fo:margin-top="0in" fo:margin-bottom="0.4in" loext:contextual-spacing="false" fo:text-align="justify" style:justify-single-word="false" fo:text-indent="0in" style:auto-text-indent="false"/>
      <style:text-properties style:font-name="Linux Libertine" officeooo:rsid="0009ead4" officeooo:paragraph-rsid="000b38b3"/>
    </style:style>
    <style:style style:name="P16" style:family="paragraph" style:parent-style-name="Standard">
      <style:paragraph-properties fo:margin-left="0in" fo:margin-right="0in" fo:margin-top="0in" fo:margin-bottom="0.5in" loext:contextual-spacing="false" fo:text-align="justify" style:justify-single-word="false" fo:text-indent="0in" style:auto-text-indent="false"/>
      <style:text-properties style:font-name="Linux Libertine" officeooo:rsid="00068ce4" officeooo:paragraph-rsid="0027ebdb"/>
    </style:style>
    <style:style style:name="T1" style:family="text">
      <style:text-properties officeooo:rsid="0007857e"/>
    </style:style>
    <style:style style:name="T2" style:family="text">
      <style:text-properties fo:font-weight="bold" style:font-weight-asian="bold" style:font-weight-complex="bold"/>
    </style:style>
    <style:style style:name="T3" style:family="text">
      <style:text-properties fo:font-weight="bold" officeooo:rsid="0007857e" style:font-weight-asian="bold" style:font-weight-complex="bold"/>
    </style:style>
    <style:style style:name="T4" style:family="text">
      <style:text-properties fo:font-weight="bold" officeooo:rsid="0009ead4" style:font-weight-asian="bold" style:font-weight-complex="bold"/>
    </style:style>
    <style:style style:name="T5" style:family="text">
      <style:text-properties fo:font-weight="bold" officeooo:rsid="0008df92" style:font-weight-asian="bold" style:font-weight-complex="bold"/>
    </style:style>
    <style:style style:name="T6" style:family="text">
      <style:text-properties fo:font-weight="bold" officeooo:rsid="000e7481" style:font-weight-asian="bold" style:font-weight-complex="bold"/>
    </style:style>
    <style:style style:name="T7" style:family="text">
      <style:text-properties fo:font-weight="bold" officeooo:rsid="00245eae" style:font-weight-asian="bold" style:font-weight-complex="bold"/>
    </style:style>
    <style:style style:name="T8" style:family="text">
      <style:text-properties fo:font-weight="bold" officeooo:rsid="0027ebdb" style:font-weight-asian="bold" style:font-weight-complex="bold"/>
    </style:style>
    <style:style style:name="T9" style:family="text">
      <style:text-properties officeooo:rsid="0008df92"/>
    </style:style>
    <style:style style:name="T10" style:family="text">
      <style:text-properties officeooo:rsid="0009ead4"/>
    </style:style>
    <style:style style:name="T11" style:family="text">
      <style:text-properties fo:font-weight="normal" style:font-weight-asian="normal" style:font-weight-complex="normal"/>
    </style:style>
    <style:style style:name="T12" style:family="text">
      <style:text-properties fo:font-weight="normal" officeooo:rsid="0008df92"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0137a"/>
    </style:style>
    <style:style style:name="T15" style:family="text">
      <style:text-properties style:font-name="Linux Libertine" officeooo:rsid="000b38b3"/>
    </style:style>
    <style:style style:name="T16" style:family="text">
      <style:text-properties style:use-window-font-color="true" style:font-name="Linux Libertine" style:text-underline-style="none" officeooo:rsid="000b38b3"/>
    </style:style>
    <style:style style:name="T17" style:family="text">
      <style:text-properties style:use-window-font-color="true" style:text-underline-style="none"/>
    </style:style>
    <style:style style:name="T18" style:family="text">
      <style:text-properties style:use-window-font-color="true" style:text-underline-style="none" officeooo:rsid="000db38d"/>
    </style:style>
    <style:style style:name="T19" style:family="text">
      <style:text-properties style:use-window-font-color="true" style:text-underline-style="none" officeooo:rsid="00113fdf"/>
    </style:style>
    <style:style style:name="T20" style:family="text">
      <style:text-properties fo:font-size="13pt" style:text-underline-style="solid" style:text-underline-width="auto" style:text-underline-color="font-color" style:font-size-asian="13pt" style:font-size-complex="13pt"/>
    </style:style>
    <style:style style:name="T21" style:family="text">
      <style:text-properties officeooo:rsid="000db38d"/>
    </style:style>
    <style:style style:name="T22" style:family="text">
      <style:text-properties officeooo:rsid="000df5c1"/>
    </style:style>
    <style:style style:name="T23" style:family="text">
      <style:text-properties officeooo:rsid="000e7481"/>
    </style:style>
    <style:style style:name="T24" style:family="text">
      <style:text-properties officeooo:rsid="000f97b0"/>
    </style:style>
    <style:style style:name="T25" style:family="text">
      <style:text-properties officeooo:rsid="0010aa06"/>
    </style:style>
    <style:style style:name="T26" style:family="text">
      <style:text-properties officeooo:rsid="00113fdf"/>
    </style:style>
    <style:style style:name="T27" style:family="text">
      <style:text-properties officeooo:rsid="00188949"/>
    </style:style>
    <style:style style:name="T28" style:family="text">
      <style:text-properties officeooo:rsid="00194400"/>
    </style:style>
    <style:style style:name="T29" style:family="text">
      <style:text-properties officeooo:rsid="002d7b7d"/>
    </style:style>
    <style:style style:name="T30" style:family="text">
      <style:text-properties officeooo:rsid="002e92f8"/>
    </style:style>
    <style:style style:name="T31" style:family="text">
      <style:text-properties officeooo:rsid="002ec7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gitales Ehrenamt – jetzt!</text:p>
      <text:p text:style-name="P1">Eine Initiative der deutschen Freifunk-Communities</text:p>
      <text:p text:style-name="P2"><text:a xlink:type="simple" xlink:href="mailto:info@darmstadt.freifunk.net" text:style-name="Internet_20_link" text:visited-style-name="Visited_20_Internet_20_Link"><text:span text:style-name="T16">info@darmstadt.freifunk.net</text:span></text:a><text:span text:style-name="T15"><text:line-break/></text:span></text:p>
      <text:p text:style-name="P3">An alle Abgenordneten des Deutschen Bundestages</text:p>
      <text:p text:style-name="P12">Sehr geehrte Damen und Herren,</text:p>
      <text:p text:style-name="P11">kurz und knapp in zwei Sätzen: <text:span text:style-name="T10">Freifunk leistet für unsere mehr und mehr digitalisierte Welt einen großen gesellschaftlichen Mehrwert, agiert uneigennützig und fördert die digitale Mündigkeit der Bevölkerung. Trotzdem herrscht eine unklare Rechtslage bei der Anerkennung der Gemeinnützigkeit von Freifunk. Sie können uns dabei helfen, dass sich das ändert.</text:span></text:p>
      <text:p text:style-name="P4">Wie <text:span text:style-name="T22">S</text:span>ie vielleicht schon mitbekommen haben, beklagen viele Freifunk-Vereine in ganz Deutschland die <text:span text:style-name="T2">aktuelle Situation zur Anerkennung </text:span><text:span text:style-name="T6">ihrer</text:span><text:span text:style-name="T2"> Gemeinnützigkeit</text:span>. Bestehende und bisher als gemeinnützig anerk<text:span text:style-name="T27">a</text:span>nnte Vereine wurden - wie beispielsweise in Hessen - auf Grundlage einer Weisung des Landesfinanzministeriums auf ihre Gemeinnützigkeit hin überprüft und müssen fortan bei „falschen“ Ausgaben die <text:span text:style-name="T2">Aberkennung ihrer Gemeinnützigkeit fürchten</text:span>. Neu gegründete Vereine werden <text:span text:style-name="T28">vielerorts </text:span><text:span text:style-name="T11">nicht mehr </text:span>als Gemeinnützig anerkannt.</text:p>
      <text:p text:style-name="P13"><text:span text:style-name="T20">Was ist Freifunk?</text:span></text:p>
      <text:p text:style-name="P7">Freifunk ist ein Projekt über das Menschen <text:span text:style-name="T1">aus der Zivilbevölkerung </text:span>ein <text:span text:style-name="T2">stadtweites drahtloses Datennetz mittels WLAN </text:span>aufbauen, <text:span text:style-name="T1">welches von allen </text:span><text:span text:style-name="T3">kostenfrei und unlimitiert</text:span><text:span text:style-name="T1"> genutzt werden kann</text:span>. Das Netz soll die freie Kommunikation innerhalb der ganzen Stadt und durch <text:span text:style-name="T24">Richfunk-</text:span>Verbindungen zu anderen Städten auch überregional ermöglichen.</text:p>
      <text:p text:style-name="P7"><text:span text:style-name="T24">Dabei wird </text:span><text:span text:style-name="T2">kein kommerzielles Interesse</text:span> verfolgt - das Mitmach-Netz wird <text:span text:style-name="T2">ehrenamtlich betrieben </text:span>und finanziert sich ausschließlich über Spenden. Die Vision von Freifunk ist die Verbreitung freier Netzinfrastruktur, die Demokratisierung der Kommunikationsmedien und die Förderung lokaler Sozialstrukturen.</text:p>
      <text:p text:style-name="P5">Deutschlandweit haben sich so bisher <text:span text:style-name="T7">über 340</text:span><text:span text:style-name="T2"> Freifunk-Communities</text:span> zusammengefunden, um lokal die Ziele des Freifunk zu fördern <text:span text:style-name="T1">(Stand: Oktober 2018)</text:span>. Wahrscheinlich gibt es auch in Ihrem Wahlkreis schon eine Freifunk-Gruppe. <text:span text:style-name="T2">Das Thema WLAN ist in vielen Kommunen gerade aktuell</text:span>. Mitglieder einer lokalen Freifunk-Community in ihrem Wahlkreis stehen hier meist sehr gerne beratend zur Seite<text:span text:style-name="T2"> </text:span>– bei WLAN gibt es viele technische und qualitative Feinheiten, über die <text:span text:style-name="T23">Freifunkerinnen und </text:span>Freifunker <text:span text:style-name="T23">bestens </text:span>Bescheid wissen und dieses Wissen ganz im Sinne des Freifunk-Gedankens gerne teilen.</text:p>
      <text:p text:style-name="P8"><text:span text:style-name="T13">Warum sollte Freifunk überhaupt </text:span><text:span text:style-name="T14">g</text:span><text:span text:style-name="T13">emeinnützig sein?</text:span></text:p>
      <text:p text:style-name="P10">Trotz der zweifelsfreien <text:span text:style-name="T30">Nutzens für die Allgemeinheit </text:span>(Freifunk-Netze stehen immer <text:span text:style-name="T2">der Allgemeinheit zur Verfügung</text:span> und können ohne Kosten, Registrierung oder Limitierung genutzt werden) besteht aktuell eine <text:span text:style-name="T2">unklare Rechtslage </text:span>zur Einstufung <text:span text:style-name="T30">der</text:span> <text:span text:style-name="T31">Gemeinnützigkeit </text:span><text:soft-page-break/><text:span text:style-name="T31">von </text:span>Freifunk-Vereine<text:span text:style-name="T31">n</text:span>. Die <text:span text:style-name="T2">regional sehr unterschiedlichen Handhabungen </text:span>erschweren die Zusammenarbeit der Vereine untereinander. Zudem würde die Möglichkeit <text:span text:style-name="T2">Spendenquittungen</text:span><text:span text:style-name="T11"> </text:span>auszustellen die Spendenbereitschaft von Unterstützern erhöhen.</text:p>
      <text:p text:style-name="P9">Bestehende gemeinnützige Vereine <text:span text:style-name="T11">zur </text:span><text:span text:style-name="T2">Förderung von Technik- und Medienkompetenz </text:span><text:span text:style-name="T11">oder</text:span> digitaler Kunst (sogenannte Hack- oder Makerspaces) <text:span text:style-name="T21">riskieren</text:span> ihre Gemeinnützigkeit, sobald sie nicht nur Wissen über die theoretischen Grundlagen freier Kommunikationsnetze vermitteln, sondern diese als Verein gemeinschaftlich aufbauen und betreiben. Somit ist ein <text:span text:style-name="T2">überflüssiger Verwaltungsaufwand</text:span> für einen weiteren Verein nötig, was ehrenamtliches Engagement erschwert. Auch die Unterstützung durch andere Vereine und Institutionen wird unnötig erschwert. Regelungen zur Unterstützung gemeinnütziger Vereine (wie <text:span text:style-name="T21">z.B.</text:span> die kostengünstige Anmietung von Räumlichkeiten bei Kommunen) können nicht in Anspruch genommen werden.</text:p>
      <text:p text:style-name="P9">Durch die <text:span text:style-name="T2">Weiterbildung von Interessierten</text:span> und die Vermittlung von <text:span text:style-name="T9">praktischem </text:span>Wissen über Sicherheit, Aufbau und Funktionsweise von Funknetzwerken wird der <text:span text:style-name="T2">Erwerb von Medien- und Technikkompetenz</text:span> in der Bevölkerung gefördert und der <text:span text:style-name="T2">selbstbestimmte Umgang mit Technik </text:span>ermöglicht.</text:p>
      <text:p text:style-name="P9">Hierdurch wirken die Initiativen der digitalen Spaltung entgegen und ermöglichen <text:span text:style-name="T2">sozial gerechten Zugang zu Informationen im Netz</text:span>. Auch in unzähligen Unterkünften für Geflüchtete haben Freifunker WLAN-Netze aufgebaut und so durch ihr ehrenamtliches Engagement zur <text:span text:style-name="T2">Förderung der Integration </text:span>beigetragen. Zudem steigern viele Projekte die <text:span text:style-name="T2">Attraktivität von Innenstädten </text:span>durch kostenlosen WLAN-Zugang, oft in direkter Zusammenarbeit mit Kommunen.</text:p>
      <text:p text:style-name="P13"><text:span text:style-name="T13">Was ist bisher geschehen?</text:span></text:p>
      <text:p text:style-name="P6">Im vergangenen Jahr gab es bereits eine <text:span text:style-name="T2">erfolgreiche BR-Initiative aus NRW</text:span>. Nach der Übersendung des Gesetzentwurfs an den Bundestag <text:span text:style-name="T26">f</text:span>iel dieser jedoch leider aufgrund der kurzen Zeitspanne bis zur Neuwahl des Bundestages dem <text:span text:style-name="T2">Diskontinuitätsprinzip </text:span>zum Opfer. In den Koalitionsverhandlungen war Freifunk Thema – die Anerkennung der Gemeinnützigkeit von Freifunk <text:span text:style-name="T2">findet sich auch im Koalitionsvertrag </text:span>wieder. Auch in diesem Jahr gibt es wieder eine Bundesratsinitiative, diesmal aus Schleswig-Holstein, wo sich zuletzt <text:span text:style-name="T2">alle Parteien </text:span>geschlossen für eine Anerkennung der Gemeinnützigkeit von Freifunk ausgesprochen haben. <text:span text:style-name="T26">I</text:span>n Hessen <text:span text:style-name="T29">und in Bayern</text:span>, haben sich im Digital-O-Mat <text:span text:style-name="T26">(</text:span><text:a xlink:type="simple" xlink:href="https://digital-o-mat.de/" text:style-name="Internet_20_link" text:visited-style-name="Visited_20_Internet_20_Link"><text:span text:style-name="T19">https://digital-o-mat.de/</text:span></text:a><text:span text:style-name="T26">)</text:span> alle Parteien mit Ausnahme der <text:span text:style-name="T29">CSU, die sich neutral positioniert hat, und der </text:span>AfD, <text:span text:style-name="T29">die sich dagegen ausgesprochen hat,</text:span> <text:span text:style-name="T2">für eine Anerkennung der Gemeinnützigkeit</text:span> von Freifunk ausgesprochen. <text:span text:style-name="T10">Nun hoffen wir, für das Thema </text:span><text:span text:style-name="T4">ausreichend Bewusstsein </text:span><text:span text:style-name="T10">zu schaffen, um eine </text:span><text:span text:style-name="T4">positive Beschlussfassung des Bundestages </text:span><text:span text:style-name="T10">herbeizuführen. Dabei benötigen wir ihre Mithilfe!</text:span></text:p>
      <text:p text:style-name="P14">Was wir uns von Ihnen wünschen</text:p>
      <text:p text:style-name="P16">Sie als MdB haben die Möglichkeit, <text:span text:style-name="T5">Aufmerksamkeit für </text:span><text:span text:style-name="T2">das Thema </text:span>Gemeinnützigkeit <text:span text:style-name="T9">in Ihrer Partei zu schaffen und im Bundestag auf die Tagesordnung zu setzen. Wir bitten Sie hiermit, mit Fraktionsvorsitzenden und netzpolitisch Aktiven in Ihrer Partei über das Thema zu sprechen, </text:span><text:span text:style-name="T12">welches </text:span><text:span text:style-name="T5">für uns als aktive Freifunkerinnen <text:s/></text:span><text:span text:style-name="T8">und </text:span><text:span text:style-name="T5">Freifunker so wichtig </text:span><text:span text:style-name="T12">ist.</text:span></text:p>
      <text:p text:style-name="P15">Weitere Informationen finde Sie im Netz unter<text:span text:style-name="T17"> </text:span><text:a xlink:type="simple" xlink:href="https://digitales-ehrenamt.jetzt/" text:style-name="Internet_20_link" text:visited-style-name="Visited_20_Internet_20_Link"><text:span text:style-name="T18">https://digitales-ehrenamt.jetz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Bitstream Vera Sans Mono" svg:font-family="'Bitstream Vera Sans Mono'" style:font-family-generic="modern" style:font-pitch="fixed"/>
    <style:font-face style:name="Linux Libertine" svg:font-family="'Linux Libertine'" style:font-pitch="variable"/>
    <style:font-face style:name="Linux Libertine Display" svg:font-family="'Linux Libertine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9:49:01.039479147</meta:creation-date>
    <dc:date>2018-10-14T10:05:34.200708743</dc:date>
    <meta:editing-duration>PT13H6M28S</meta:editing-duration>
    <meta:editing-cycles>25</meta:editing-cycles>
    <meta:generator>LibreOffice/6.1.2.1$Linux_X86_64 LibreOffice_project/10$Build-1</meta:generator>
    <meta:document-statistic meta:table-count="0" meta:image-count="0" meta:object-count="0" meta:page-count="2" meta:paragraph-count="21" meta:word-count="746" meta:character-count="5836" meta:non-whitespace-character-count="5106"/>
  </office:meta>
</office:document-meta>
</file>